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085cm" fo:min-width="0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86cm" fo:padding-top="0.125cm" fo:padding-bottom="0.125cm" fo:padding-left="0.25cm" fo:padding-right="0.25cm" loext:decorative="false"/>
      <style:paragraph-properties style:writing-mode="lr-tb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.319cm" fo:min-width="4.3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04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fo:min-height="0.318cm" fo:min-width="3.646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57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min-height="0.225cm" fo:min-width="3.779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219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 fo:min-height="0.319cm" fo:min-width="3.64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809cm" fo:padding-top="0.125cm" fo:padding-bottom="0.125cm" fo:padding-left="0.25cm" fo:padding-right="0.25cm" loext:decorative="false"/>
      <style:paragraph-properties style:writing-mode="lr-tb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319cm" fo:min-width="3.646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 fo:min-height="0.318cm" fo:min-width="3.64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128cm" fo:min-width="0.50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-width="0.45cm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textarea-vertical-align="middle" loext:decorative="false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58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46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58cm" loext:decorative="false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365cm" fo:min-width="1.092cm" style:writing-mode="lr-tb" loext:decorative="false"/>
      <style:paragraph-properties style:writing-mode="lr-tb"/>
    </style:style>
    <style:style style:name="gr22" style:family="graphic" style:parent-style-name="standard">
      <style:graphic-properties draw:fill="none" draw:fill-color="#ffffff" draw:textarea-horizontal-align="justify" draw:textarea-vertical-align="middle" draw:auto-grow-height="false" fo:min-height="0.602cm" fo:min-width="1.706cm" loext:decorative="false"/>
    </style:style>
    <style:style style:name="gr2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24" style:family="graphic" style:parent-style-name="standard">
      <style:graphic-properties draw:fill="none" draw:textarea-vertical-align="middle" loext:decorative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084cm" fo:min-width="1.571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085cm" fo:min-width="1.571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 style:writing-mode="lr-tb"/>
      <style:text-properties style:font-name="Arial" fo:font-size="11pt" style:font-size-asian="10pt" style:font-size-complex="10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Arial" fo:font-size="11pt" style:font-size-asian="10pt" style:font-size-complex="10pt"/>
    </style:style>
    <style:style style:name="P7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8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align="center" fo:text-indent="0cm"/>
      <style:text-properties style:font-name="Arial" fo:font-size="11pt" fo:font-weight="bold" style:font-size-asian="10pt" style:font-size-complex="10pt"/>
    </style:style>
    <style:style style:name="P12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style:paragraph-properties fo:text-align="center" style:writing-mode="lr-tb"/>
      <style:text-properties style:font-name="Arial" fo:font-size="11pt" style:font-size-asian="9pt" style:font-size-complex="9pt"/>
    </style:style>
    <style:style style:name="P15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9pt" style:font-size-complex="9pt"/>
    </style:style>
    <style:style style:name="P16" style:family="paragraph">
      <style:paragraph-properties fo:text-align="center"/>
      <style:text-properties style:font-name="Arial" fo:font-size="11pt"/>
    </style:style>
    <style:style style:name="P17" style:family="paragraph">
      <loext:graphic-properties draw:fill="none"/>
      <style:paragraph-properties fo:text-align="center"/>
      <style:text-properties style:font-name="Arial" fo:font-size="11pt"/>
    </style:style>
    <style:style style:name="P18" style:family="paragraph">
      <loext:graphic-properties draw:fill="none" draw:fill-color="#ffffff"/>
      <style:text-properties style:font-name="Arial" fo:font-size="11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style:font-name="Arial" fo:font-size="11pt" style:font-size-asian="9pt" style:font-size-complex="9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" fo:font-size="11pt" style:font-size-asian="10pt" style:font-size-complex="10pt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1pt" fo:font-weight="bold" style:font-size-asian="18pt" style:font-size-complex="18pt"/>
    </style:style>
    <style:style style:name="T5" style:family="text"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T7" style:family="text">
      <style:text-properties style:font-name="Arial" fo:font-size="11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1pt" fo:font-weight="bold" style:font-size-asian="10pt" style:font-size-complex="10pt"/>
    </style:style>
    <style:style style:name="T9" style:family="text">
      <style:text-properties style:font-name="Arial" fo:font-size="11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1pt" style:font-size-asian="9pt" style:font-size-complex="9pt"/>
    </style:style>
    <style:style style:name="T11" style:family="text">
      <style:text-properties style:font-name="Arial" fo:font-size="11pt" style:font-size-asian="12pt" style:font-size-complex="12pt"/>
    </style:style>
    <style:style style:name="T12" style:family="text">
      <style:text-properties style:font-name="Arial" fo:font-size="11pt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2" draw:layer="layout" svg:width="17.9cm" svg:height="1cm" svg:x="1.5cm" svg:y="1.5cm">
          <text:p text:style-name="P1"><text:span text:style-name="T1">Solución: E-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0.669cm" svg:height="0.475cm" svg:x="8.017cm" svg:y="8.878cm">
          <text:p text:style-name="P3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6" xml:id="id4" draw:id="id4" draw:layer="layout" svg:width="4.814cm" svg:height="3.275cm" svg:x="2.535cm" svg:y="5.251cm">
          <draw:text-box>
            <text:p text:style-name="P5"><text:span text:style-name="T3">Dni</text:span></text:p>
            <text:p text:style-name="P5"><text:span text:style-name="T2">Nombre</text:span></text:p>
            <text:p text:style-name="P5"><text:span text:style-name="T2">Apellidos</text:span></text:p>
            <text:p text:style-name="P5"><text:span text:style-name="T2">Numss</text:span></text:p>
            <text:p text:style-name="P5"><text:span text:style-name="T2">Nom_Categoría</text:span></text:p>
            <text:p text:style-name="P5"><text:span text:style-name="T2">Telefono(Multi)</text:span></text:p>
            <text:p text:style-name="P5"><text:span text:style-name="T2"/></text:p>
          </draw:text-box>
        </draw:frame>
        <draw:custom-shape draw:style-name="gr4" draw:text-style-name="P8" draw:layer="layout" svg:width="4.814cm" svg:height="0.569cm" svg:x="2.535cm" svg:y="4.7cm">
          <text:p text:style-name="P7"><text:span text:style-name="T4">Empleado</text:span></text:p>
          <draw:enhanced-geometry svg:viewBox="0 0 21600 21600" draw:type="rectangle" draw:enhanced-path="M 0 0 L 21600 0 21600 21600 0 21600 0 0 Z N"/>
        </draw:custom-shape>
        <draw:frame draw:style-name="gr5" draw:text-style-name="P6" xml:id="id12" draw:id="id12" draw:layer="layout" svg:width="4.146cm" svg:height="2.411cm" svg:x="12.831cm" svg:y="6.595cm">
          <draw:text-box>
            <text:p text:style-name="P5"><text:span text:style-name="T3">Cod_Plato</text:span></text:p>
            <text:p text:style-name="P5"><text:span text:style-name="T5">Nombre</text:span></text:p>
            <text:p text:style-name="P5"><text:span text:style-name="T2">Precio</text:span></text:p>
            <text:p text:style-name="P9"><text:span text:style-name="T6">Tipo(E/P/S/Po)</text:span></text:p>
            <text:p text:style-name="P9"><text:span text:style-name="T6">Calorias (Calc)</text:span></text:p>
          </draw:text-box>
        </draw:frame>
        <draw:custom-shape draw:style-name="gr6" draw:text-style-name="P8" xml:id="id13" draw:id="id13" draw:layer="layout" svg:width="4.146cm" svg:height="0.568cm" svg:x="12.831cm" svg:y="6.045cm">
          <text:p text:style-name="P7"><text:span text:style-name="T4">Plato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9" draw:id="id9" draw:layer="layout" svg:width="4.279cm" svg:height="1.82cm" svg:x="20.721cm" svg:y="7.248cm">
          <draw:text-box>
            <text:p text:style-name="P5"><text:span text:style-name="T7">Cod_Ing</text:span></text:p>
            <text:p text:style-name="P5"><text:span text:style-name="T5">Nombre</text:span></text:p>
            <text:p text:style-name="P5"><text:span text:style-name="T5">Calorias</text:span></text:p>
          </draw:text-box>
        </draw:frame>
        <draw:custom-shape draw:style-name="gr8" draw:text-style-name="P12" xml:id="id15" draw:id="id15" draw:layer="layout" svg:width="4.279cm" svg:height="0.475cm" svg:x="20.721cm" svg:y="6.789cm">
          <text:p text:style-name="P11"><text:span text:style-name="T8">Ingrediente</text:span></text:p>
          <draw:enhanced-geometry svg:viewBox="0 0 21600 21600" draw:type="rectangle" draw:enhanced-path="M 0 0 L 21600 0 21600 21600 0 21600 0 0 Z N"/>
        </draw:custom-shape>
        <draw:frame draw:style-name="gr9" draw:text-style-name="P6" xml:id="id16" draw:id="id16" draw:layer="layout" svg:width="4.145cm" svg:height="1.547cm" svg:x="2.669cm" svg:y="13.227cm">
          <draw:text-box>
            <text:p text:style-name="P5"><text:span text:style-name="T3">Numalmacen</text:span></text:p>
            <text:p text:style-name="P5"><text:span text:style-name="T9">Nombre</text:span></text:p>
            <text:p text:style-name="P5"><text:span text:style-name="T2">Descripcion</text:span></text:p>
          </draw:text-box>
        </draw:frame>
        <draw:custom-shape draw:style-name="gr10" draw:text-style-name="P8" draw:layer="layout" svg:width="4.145cm" svg:height="0.569cm" svg:x="2.669cm" svg:y="12.676cm">
          <text:p text:style-name="P7"><text:span text:style-name="T4">Almacen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4.146cm" svg:height="1.115cm" svg:x="20.453cm" svg:y="14.177cm">
          <draw:text-box>
            <text:p text:style-name="P5"><text:span text:style-name="T3">Codestante</text:span></text:p>
            <text:p text:style-name="P5"><text:span text:style-name="T2">Tamaño</text:span></text:p>
          </draw:text-box>
        </draw:frame>
        <draw:custom-shape draw:style-name="gr12" draw:text-style-name="P8" draw:layer="layout" svg:width="4.146cm" svg:height="0.569cm" svg:x="20.453cm" svg:y="13.626cm">
          <text:p text:style-name="P7"><text:span text:style-name="T4">Estante</text:span></text:p>
          <draw:enhanced-geometry svg:viewBox="0 0 21600 21600" draw:type="rectangle" draw:enhanced-path="M 0 0 L 21600 0 21600 21600 0 21600 0 0 Z N"/>
        </draw:custom-shape>
        <draw:frame draw:style-name="gr11" draw:text-style-name="P6" xml:id="id1" draw:id="id1" draw:layer="layout" svg:width="4.145cm" svg:height="1.115cm" svg:x="2cm" svg:y="10.853cm">
          <draw:text-box>
            <text:p text:style-name="P5"><text:span text:style-name="T2">Fecnac</text:span></text:p>
            <text:p text:style-name="P13"><text:span text:style-name="T2">Cursos(Mult)</text:span></text:p>
          </draw:text-box>
        </draw:frame>
        <draw:custom-shape draw:style-name="gr13" draw:text-style-name="P8" xml:id="id6" draw:id="id6" draw:layer="layout" svg:width="4.145cm" svg:height="0.568cm" svg:x="2cm" svg:y="10.303cm">
          <text:p text:style-name="P7"><text:span text:style-name="T4">Pinche</text:span></text:p>
          <draw:enhanced-geometry svg:viewBox="0 0 21600 21600" draw:type="rectangle" draw:enhanced-path="M 0 0 L 21600 0 21600 21600 0 21600 0 0 Z N"/>
        </draw:custom-shape>
        <draw:frame draw:style-name="gr11" draw:text-style-name="P6" xml:id="id11" draw:id="id11" draw:layer="layout" svg:width="4.145cm" svg:height="1.059cm" svg:x="10.826cm" svg:y="10.853cm">
          <draw:text-box>
            <text:p text:style-name="P5"><text:span text:style-name="T2">Antigüedad(Calc)</text:span></text:p>
          </draw:text-box>
        </draw:frame>
        <draw:custom-shape draw:style-name="gr13" draw:text-style-name="P8" xml:id="id3" draw:id="id3" draw:layer="layout" svg:width="4.145cm" svg:height="0.568cm" svg:x="10.826cm" svg:y="10.303cm">
          <text:p text:style-name="P7"><text:span text:style-name="T4">Cociner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" draw:id="id2" draw:layer="layout" svg:width="2.005cm" svg:height="0.754cm" svg:x="7.483cm" svg:y="10.492cm">
          <text:p text:style-name="P14"><text:span text:style-name="T10">Tute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6" draw:layer="layout" svg:x1="6.145cm" svg:y1="11.41cm" svg:x2="7.483cm" svg:y2="10.869cm" draw:start-shape="id1" draw:start-glue-point="1" draw:end-shape="id2" draw:end-glue-point="5" svg:d="M6145 11410h669v-541h669" svg:viewBox="0 0 1339 542">
          <text:p/>
        </draw:connector>
        <draw:connector draw:style-name="gr16" draw:text-style-name="P16" draw:layer="layout" svg:x1="9.488cm" svg:y1="10.869cm" svg:x2="10.826cm" svg:y2="10.587cm" draw:start-shape="id2" draw:start-glue-point="7" draw:end-shape="id3" draw:end-glue-point="3" svg:d="M9488 10869h669v-282h669" svg:viewBox="0 0 1339 283">
          <text:p/>
        </draw:connector>
        <draw:connector draw:style-name="gr16" draw:text-style-name="P16" draw:layer="layout" draw:type="line" svg:x1="4.942cm" svg:y1="8.526cm" svg:x2="8.352cm" svg:y2="8.878cm" draw:start-shape="id4" draw:start-glue-point="2" draw:end-shape="id5" draw:end-glue-point="4" svg:d="M4942 8526l3410 352" svg:viewBox="0 0 3411 353">
          <text:p/>
        </draw:connector>
        <draw:connector draw:style-name="gr16" draw:text-style-name="P16" draw:layer="layout" draw:type="line" svg:x1="8.017cm" svg:y1="9.115cm" svg:x2="4.072cm" svg:y2="10.303cm" draw:start-shape="id5" draw:start-glue-point="6" draw:end-shape="id6" draw:end-glue-point="0" svg:d="M8017 9115l-3945 1188" svg:viewBox="0 0 3946 1189">
          <text:p/>
        </draw:connector>
        <draw:connector draw:style-name="gr16" draw:text-style-name="P16" draw:layer="layout" draw:type="line" svg:x1="8.686cm" svg:y1="9.115cm" svg:x2="12.898cm" svg:y2="10.303cm" draw:start-shape="id5" draw:start-glue-point="10" draw:end-shape="id3" draw:end-glue-point="0" svg:d="M8686 9115l4212 1188" svg:viewBox="0 0 4213 1189">
          <text:p/>
        </draw:connector>
        <draw:path draw:style-name="gr17" draw:text-style-name="P17" draw:layer="layout" svg:width="0.773cm" svg:height="0.62cm" svg:x="10.586cm" svg:y="9.353cm" svg:viewBox="0 0 774 621" svg:d="M0 614c1491 83 369-614 369-614">
          <text:p/>
        </draw:path>
        <draw:path draw:style-name="gr17" draw:text-style-name="P17" draw:layer="layout" svg:width="0.385cm" svg:height="0.942cm" draw:transform="skewX (-0.312763001957384) rotate (-2.32303323440445) translate (6.3192436609005cm 9.89994885284001cm)" svg:viewBox="0 0 386 943" svg:d="M0 907c300 165 465-282 348-505l-85-224-109-178">
          <text:p/>
        </draw:path>
        <draw:frame draw:style-name="gr18" draw:text-style-name="P18" draw:layer="layout" svg:width="1.081cm" svg:height="0.697cm" svg:x="22.459cm" svg:y="12.834cm">
          <draw:text-box>
            <text:p><text:span text:style-name="T11">N</text:span></text:p>
          </draw:text-box>
        </draw:frame>
        <draw:frame draw:style-name="gr19" draw:text-style-name="P18" draw:layer="layout" svg:width="0.962cm" svg:height="0.697cm" svg:x="4.674cm" svg:y="14.543cm">
          <draw:text-box>
            <text:p><text:span text:style-name="T11">1</text:span></text:p>
          </draw:text-box>
        </draw:frame>
        <draw:frame draw:style-name="gr20" draw:text-style-name="P18" draw:layer="layout" svg:width="1.08cm" svg:height="0.697cm" svg:x="5.878cm" svg:y="10.65cm">
          <draw:text-box>
            <text:p><text:span text:style-name="T11">N</text:span></text:p>
          </draw:text-box>
        </draw:frame>
        <draw:frame draw:style-name="gr19" draw:text-style-name="P18" draw:layer="layout" svg:width="0.962cm" svg:height="0.697cm" svg:x="10.023cm" svg:y="10.555cm">
          <draw:text-box>
            <text:p><text:span text:style-name="T11">1</text:span></text:p>
          </draw:text-box>
        </draw:frame>
        <draw:custom-shape draw:style-name="gr21" draw:text-style-name="P15" xml:id="id10" draw:id="id10" draw:layer="layout" svg:width="3.182cm" svg:height="1.229cm" svg:x="8.285cm" svg:y="6.225cm">
          <text:p text:style-name="P14"><text:span text:style-name="T10">Prepa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14" draw:id="id14" draw:layer="layout" svg:width="3.183cm" svg:height="1.229cm" svg:x="18.207cm" svg:y="5.655cm">
          <text:p text:style-name="P14"><text:span text:style-name="T10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7" draw:id="id7" draw:layer="layout" svg:width="3.182cm" svg:height="1.229cm" svg:x="19.749cm" svg:y="10.859cm">
          <text:p text:style-name="P14"><text:span text:style-name="T10">Esta 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9" xml:id="id17" draw:id="id17" draw:layer="layout" svg:width="4.411cm" svg:height="1.704cm" svg:x="7.618cm" svg:y="14.2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draw:layer="layout" svg:width="3.183cm" svg:height="1.229cm" svg:x="8.231cm" svg:y="14.512cm">
          <text:p text:style-name="P14"><text:span text:style-name="T10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6" draw:layer="layout" svg:x1="21.34cm" svg:y1="12.088cm" svg:x2="22.526cm" svg:y2="13.436cm" draw:start-shape="id7" draw:start-glue-point="6" draw:end-shape="id8" draw:end-glue-point="0" svg:d="M21340 12088v674h1186v674" svg:viewBox="0 0 1187 1349">
          <text:p/>
        </draw:connector>
        <draw:connector draw:style-name="gr23" draw:text-style-name="P16" draw:layer="layout" svg:x1="21.34cm" svg:y1="10.859cm" svg:x2="22.86cm" svg:y2="9.068cm" draw:start-shape="id7" draw:start-glue-point="4" draw:end-shape="id9" draw:end-glue-point="2" svg:d="M21340 10859v-896h1520v-895" svg:viewBox="0 0 1521 1792">
          <text:p/>
        </draw:connector>
        <draw:connector draw:style-name="gr23" draw:text-style-name="P16" draw:layer="layout" svg:x1="9.876cm" svg:y1="7.454cm" svg:x2="14.971cm" svg:y2="11.382cm" draw:start-shape="id10" draw:start-glue-point="6" draw:end-shape="id11" draw:end-glue-point="1" svg:d="M9876 7454v1700h5596v2228h-501" svg:viewBox="0 0 5597 3929">
          <text:p/>
        </draw:connector>
        <draw:connector draw:style-name="gr23" draw:text-style-name="P16" draw:layer="layout" svg:x1="11.467cm" svg:y1="6.84cm" svg:x2="12.831cm" svg:y2="7.8cm" draw:start-shape="id10" draw:start-glue-point="7" draw:end-shape="id12" svg:d="M11467 6840h683v960h681" svg:viewBox="0 0 1365 961">
          <text:p/>
        </draw:connector>
        <draw:connector draw:style-name="gr23" draw:text-style-name="P16" draw:layer="layout" svg:x1="16.977cm" svg:y1="6.329cm" svg:x2="18.207cm" svg:y2="6.27cm" draw:start-shape="id13" draw:start-glue-point="1" draw:end-shape="id14" draw:end-glue-point="5" svg:d="M16977 6329h615v-59h615" svg:viewBox="0 0 1231 60">
          <text:p/>
        </draw:connector>
        <draw:connector draw:style-name="gr16" draw:text-style-name="P16" draw:layer="layout" svg:x1="21.39cm" svg:y1="6.27cm" svg:x2="22.86cm" svg:y2="6.789cm" draw:start-shape="id14" draw:start-glue-point="7" draw:end-shape="id15" svg:d="M21390 6270h1470v519" svg:viewBox="0 0 1471 520">
          <text:p/>
        </draw:connector>
        <draw:frame draw:style-name="gr18" draw:text-style-name="P18" draw:layer="layout" svg:width="1.081cm" svg:height="0.697cm" svg:x="22.851cm" svg:y="9.131cm">
          <draw:text-box>
            <text:p><text:span text:style-name="T11">N</text:span></text:p>
          </draw:text-box>
        </draw:frame>
        <draw:frame draw:style-name="gr18" draw:text-style-name="P18" draw:layer="layout" svg:width="1.081cm" svg:height="0.697cm" svg:x="14.703cm" svg:y="9.353cm">
          <draw:text-box>
            <text:p><text:span text:style-name="T11">N</text:span></text:p>
          </draw:text-box>
        </draw:frame>
        <draw:frame draw:style-name="gr18" draw:text-style-name="P18" draw:layer="layout" svg:width="1.081cm" svg:height="0.697cm" svg:x="12.029cm" svg:y="7.706cm">
          <draw:text-box>
            <text:p><text:span text:style-name="T11">N</text:span></text:p>
          </draw:text-box>
        </draw:frame>
        <draw:frame draw:style-name="gr20" draw:text-style-name="P18" draw:layer="layout" svg:width="1.08cm" svg:height="0.697cm" svg:x="16.834cm" svg:y="6.314cm">
          <draw:text-box>
            <text:p><text:span text:style-name="T11">N</text:span></text:p>
          </draw:text-box>
        </draw:frame>
        <draw:frame draw:style-name="gr20" draw:text-style-name="P18" draw:layer="layout" svg:width="1.08cm" svg:height="0.697cm" svg:x="22.985cm" svg:y="5.997cm">
          <draw:text-box>
            <text:p><text:span text:style-name="T11">N</text:span></text:p>
          </draw:text-box>
        </draw:frame>
        <draw:connector draw:style-name="gr23" draw:text-style-name="P16" draw:layer="layout" svg:x1="4.741cm" svg:y1="14.774cm" svg:x2="7.618cm" svg:y2="15.148cm" draw:start-shape="id16" draw:start-glue-point="2" draw:end-shape="id17" draw:end-glue-point="5" svg:d="M4741 14774v374h2877" svg:viewBox="0 0 2878 375">
          <text:p/>
        </draw:connector>
        <draw:connector draw:style-name="gr23" draw:text-style-name="P16" draw:layer="layout" svg:x1="12.029cm" svg:y1="15.148cm" svg:x2="20.186cm" svg:y2="14.385cm" draw:start-shape="id17" draw:start-glue-point="7" draw:end-shape="id8" draw:end-glue-point="3" svg:d="M12029 15148h4079v-763h4078" svg:viewBox="0 0 8158 764">
          <text:p/>
        </draw:connector>
        <draw:frame draw:style-name="gr18" draw:text-style-name="P18" draw:layer="layout" svg:width="1.081cm" svg:height="0.697cm" svg:x="19.116cm" svg:y="13.594cm">
          <draw:text-box>
            <text:p><text:span text:style-name="T11">N</text:span></text:p>
          </draw:text-box>
        </draw:frame>
        <draw:rect draw:style-name="gr24" draw:text-style-name="P17" xml:id="id8" draw:id="id8" draw:layer="layout" svg:width="4.68cm" svg:height="1.899cm" svg:x="20.186cm" svg:y="13.436cm">
          <text:p/>
        </draw:rect>
        <draw:custom-shape draw:style-name="gr25" draw:text-style-name="P4" xml:id="id18" draw:id="id18" draw:layer="layout" svg:width="2.942cm" svg:height="0.474cm" svg:x="16.977cm" svg:y="10.018cm">
          <text:p text:style-name="P3"><text:span text:style-name="T2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6" draw:text-style-name="P16" draw:layer="layout" draw:type="line" svg:x1="19.749cm" svg:y1="11.474cm" svg:x2="18.448cm" svg:y2="10.492cm" draw:start-shape="id7" draw:start-glue-point="5" draw:end-shape="id18" draw:end-glue-point="8" svg:d="M19749 11474l-1301-982" svg:viewBox="0 0 1302 983">
          <text:p/>
        </draw:connector>
        <draw:custom-shape draw:style-name="gr26" draw:text-style-name="P4" draw:layer="layout" svg:width="2.942cm" svg:height="0.475cm" svg:x="21.122cm" svg:y="5.08cm">
          <text:p text:style-name="P3"><text:span text:style-name="T2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6" draw:text-style-name="P16" draw:layer="layout" draw:type="line" svg:x1="19.799cm" svg:y1="5.655cm" svg:x2="21.122cm" svg:y2="5.412cm" draw:start-shape="id14" draw:start-glue-point="4" svg:d="M19799 5655l1323-243" svg:viewBox="0 0 1324 244">
          <text:p/>
        </draw:connector>
        <draw:line draw:style-name="gr27" draw:text-style-name="P17" draw:layer="layout" svg:x1="8.894cm" svg:y1="14.7cm" svg:x2="10.9cm" svg:y2="14.7cm">
          <text:p text:style-name="P20"><text:span text:style-name="T12"><text:s text:c="4"/></text:span><text:span text:style-name="T12">ID</text:span></text:p>
        </draw:line>
        <draw:frame draw:style-name="gr28" draw:text-style-name="P21" draw:layer="layout" svg:width="24.5cm" svg:height="10cm" svg:x="2.8cm" svg:y="16.157cm">
          <draw:text-box>
            <text:p><text:span text:style-name="T13">1.- En este modelo ER/E <text:s/>que sabemos de los empleados del restaurante. 1</text:span></text:p>
            <text:p><text:span text:style-name="T13">2.- Que informacion nos da la relacion ‘Esta en’. 1</text:span></text:p>
            <text:p><text:span text:style-name="T13">3.- Como podríamos pasar esta extension al modelo relacional.</text:span></text:p>
            <text:p><text:span text:style-name="T13">Explicar como quedaría en cada caso, si se puede utilizar o no y que ventajas tendría usar cada uno. 3</text:span></text:p>
            <text:p><text:span text:style-name="T13">4.- Hacer <text:s/>el modelo relacional completo con todas las restricciones utilizando para pasar la extension el caso A.</text:span></text:p>
            <text:p><text:span text:style-name="T13">Solucionar los atributos multivaluados de dos formas distintas. 4</text:span></text:p>
            <text:p><text:span text:style-name="T13"/></text:p>
            <text:p><text:span text:style-name="T13"/></text:p>
            <text:p/>
            <text:p/>
            <text:p/>
          </draw:text-box>
        </draw:frame>
        <draw:frame draw:style-name="gr29" draw:text-style-name="P21" draw:layer="layout" svg:width="16.5cm" svg:height="1cm" svg:x="2cm" svg:y="3cm">
          <draw:text-box>
            <text:p>Modelo ER/E para la BD de un Restaura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meta:creation-date>2007-10-18T18:34:39</meta:creation-date>
    <dc:date>2025-01-23T21:23:17.789000000</dc:date>
    <meta:printed-by>ladministrador</meta:printed-by>
    <meta:print-date>2007-11-29T22:59:54</meta:print-date>
    <meta:editing-cycles>57</meta:editing-cycles>
    <meta:editing-duration>PT22H9M57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